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3CB12C00EB1.jpg" manifest:media-type="image/jpeg"/>
  <manifest:file-entry manifest:full-path="Pictures/10000000000000B70000003ED3024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3937in" fo:margin-top="0.1965in" fo:margin-bottom="0.1965in" loext:contextual-spacing="false" fo:text-align="end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.3937in" fo:margin-bottom="0.3937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.1181in" fo:margin-bottom="0.1181in" loext:contextual-spacing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margin-top="0.1181in" fo:margin-bottom="0.1181in" loext:contextual-spacing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181in" fo:margin-bottom="0.1181in" loext:contextual-spacing="false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margin-top="1.1811in" fo:margin-bottom="0.1965in" loext:contextual-spacing="false">
        <style:tab-stops>
          <style:tab-stop style:position="3.9366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T1" style:family="text">
      <style:text-properties officeooo:rsid="001fe340"/>
    </style:style>
    <style:style style:name="T2" style:family="text">
      <style:text-properties officeooo:rsid="0021df25"/>
    </style:style>
    <style:style style:name="T3" style:family="text">
      <style:text-properties officeooo:rsid="0021ece0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enos Aires, <text:span text:style-name="T3">5</text:span> de <text:span text:style-name="T3">Abril</text:span> de 201<text:span text:style-name="T2">6</text:span></text:p>
      <text:p text:style-name="P2">Sres. Miembros de la<text:line-break/>Comisión Curricular del<text:line-break/>Departamento de Electrónica</text:p>
      <text:p text:style-name="P3">S<text:tab/>/<text:tab/>D</text:p>
      <text:p text:style-name="P4">De mi mayor consideración</text:p>
      <text:p text:style-name="P5">Tengo el agrado de dirigirme a ustedes a fin de presentar conforme el inciso 7 del artículo 1 del Anexo a la Resolución Nº 1511/90, el Acta de Acuerdo del tema de tesis y el plan de estudios personales para el ciclo superior de la carrera de Ingeniería en Electrónica.</text:p>
      <text:p text:style-name="P5">Sin otro particular, los saluda atentamente:</text:p>
      <text:p text:style-name="P6"><text:tab/>Sr. <text:span text:style-name="T1">Luciano César Nat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Roman No9 L" fo:font-family="'Nimbus Roman No9 L'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imbus Roman No9 L" fo:font-family="'Nimbus Roman No9 L'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12C00EB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6-04-05T17:28:39.401553595</dc:date>
    <meta:editing-duration>PT16M59S</meta:editing-duration>
    <meta:editing-cycles>14</meta:editing-cycles>
    <meta:generator>LibreOffice/4.3.7.2$Linux_X86_64 LibreOffice_project/430$Build-2</meta:generator>
    <dc:creator>Luciano Natale</dc:creator>
    <meta:document-statistic meta:table-count="0" meta:image-count="2" meta:object-count="0" meta:page-count="1" meta:paragraph-count="7" meta:word-count="84" meta:character-count="471" meta:non-whitespace-character-count="393"/>
  </office:meta>
</office:document-meta>
</file>